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svg:stroke-color="#ff972f" draw:fill="solid" draw:fill-color="#ffffff" draw:textarea-vertical-align="middle" loext:decorative="false"/>
    </style:style>
    <style:style style:name="gr3" style:family="graphic" style:parent-style-name="standard">
      <style:graphic-properties svg:stroke-color="#ff972f" draw:fill-color="#b4c7dc" draw:textarea-horizontal-align="justify" draw:textarea-vertical-align="middle" draw:auto-grow-height="false" fo:min-height="1.25cm" fo:min-width="2.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ff972f" draw:fill-color="#b4c7dc" draw:textarea-horizontal-align="justify" draw:textarea-vertical-align="middle" draw:auto-grow-height="false" fo:min-height="3.25cm" fo:min-width="2.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ff972f" draw:fill="none" draw:fill-color="#e8f2a1" draw:textarea-horizontal-align="justify" draw:textarea-vertical-align="middle" draw:auto-grow-height="false" fo:min-height="0.75cm" fo:min-width="1.8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ff972f" draw:fill-color="#3465a4" draw:textarea-horizontal-align="justify" draw:textarea-vertical-align="middle" draw:auto-grow-height="false" fo:min-height="1.25cm" fo:min-width="2.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972f" draw:fill-color="#b4c7dc" draw:textarea-horizontal-align="justify" draw:textarea-vertical-align="middle" draw:auto-grow-height="false" fo:min-height="0.25cm" fo:min-width="2.55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972f" draw:fill="solid" draw:fill-color="#ffde59" draw:textarea-horizontal-align="justify" draw:textarea-vertical-align="middle" draw:auto-grow-height="false" fo:min-height="0.25cm" fo:min-width="2.5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ffde59" draw:textarea-horizontal-align="justify" draw:textarea-vertical-align="middle" draw:auto-grow-height="false" fo:min-height="0.776cm" fo:min-width="1.622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ff972f" draw:fill="none" draw:fill-color="#e8f2a1" draw:textarea-horizontal-align="justify" draw:textarea-vertical-align="middle" draw:auto-grow-height="false" fo:min-height="0.75cm" fo:min-width="1.9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ff972f" draw:fill-color="#3465a4" draw:textarea-horizontal-align="justify" draw:textarea-vertical-align="middle" draw:auto-grow-height="false" fo:min-height="0.3cm" fo:min-width="2.5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3465a4" draw:textarea-horizontal-align="justify" draw:textarea-vertical-align="middle" draw:auto-grow-height="false" fo:min-height="0.776cm" fo:min-width="1.622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b4c7dc" draw:auto-grow-height="true" draw:auto-grow-width="false" fo:min-height="0.5cm" loext:decorative="false"/>
      <style:paragraph-properties style:writing-mode="lr-tb"/>
    </style:style>
    <style:style style:name="gr14" style:family="graphic" style:parent-style-name="standard">
      <style:graphic-properties svg:stroke-color="#ff972f" draw:fill-color="#b4c7dc" draw:textarea-horizontal-align="justify" draw:textarea-vertical-align="middle" draw:auto-grow-height="false" fo:min-height="1cm" fo:min-width="2.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b4c7dc" draw:auto-grow-height="true" draw:auto-grow-width="false" fo:min-height="1.23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de59" draw:auto-grow-height="true" draw:auto-grow-width="false" fo:min-height="1.23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2a6099" draw:auto-grow-height="true" draw:auto-grow-width="false" fo:min-height="0.734cm" loext:decorative="false"/>
      <style:paragraph-properties style:writing-mode="lr-tb"/>
    </style:style>
    <style:style style:name="gr18" style:family="graphic" style:parent-style-name="standard">
      <style:graphic-properties svg:stroke-color="#ff972f" draw:fill-color="#ffde59" draw:textarea-horizontal-align="justify" draw:textarea-vertical-align="middle" draw:auto-grow-height="false" fo:min-height="1.25cm" fo:min-width="2.5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b4c7dc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style:paragraph-properties fo:text-align="center" loext:tab-stop-distance="0cm">
        <style:tab-stops>
          <style:tab-stop style:position="1.393cm"/>
        </style:tab-stops>
      </style:paragraph-properties>
      <style:text-properties fo:font-size="11pt" style:font-size-asian="11pt" style:font-size-complex="11pt"/>
    </style:style>
    <style:style style:name="P6" style:family="paragraph">
      <loext:graphic-properties draw:fill="none" draw:fill-color="#e8f2a1"/>
      <style:paragraph-properties fo:text-align="center" loext:tab-stop-distance="0cm" style:writing-mode="lr-tb">
        <style:tab-stops>
          <style:tab-stop style:position="1.393cm"/>
        </style:tab-stops>
      </style:paragraph-properties>
      <style:text-properties fo:font-size="11pt" style:font-size-asian="11pt" style:font-size-complex="11pt"/>
    </style:style>
    <style:style style:name="P7" style:family="paragraph">
      <loext:graphic-properties draw:fill-color="#3465a4"/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loext:graphic-properties draw:fill="solid" draw:fill-color="#ffde59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-color="#ffde59"/>
      <style:paragraph-properties fo:text-align="center" style:writing-mode="lr-tb"/>
      <style:text-properties fo:font-size="11pt" style:font-size-asian="11pt" style:font-size-complex="11pt"/>
    </style:style>
    <style:style style:name="P10" style:family="paragraph">
      <loext:graphic-properties draw:fill="none" draw:fill-color="#e8f2a1"/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style:text-properties style:font-name="DejaVu Sans Mono" fo:font-size="10pt" style:font-size-asian="10pt" style:font-size-complex="10pt"/>
    </style:style>
    <style:style style:name="P12" style:family="paragraph">
      <loext:graphic-properties draw:fill="solid" draw:fill-color="#b4c7dc"/>
      <style:text-properties style:font-name="DejaVu Sans Mono" fo:font-size="10pt" style:font-size-asian="10pt" style:font-size-complex="10pt"/>
    </style:style>
    <style:style style:name="P13" style:family="paragraph">
      <loext:graphic-properties draw:fill="solid" draw:fill-color="#ffde59"/>
      <style:text-properties style:font-name="DejaVu Sans Mono" fo:font-size="10pt" style:font-size-asian="10pt" style:font-size-complex="10pt"/>
    </style:style>
    <style:style style:name="P14" style:family="paragraph">
      <loext:graphic-properties draw:fill="solid" draw:fill-color="#2a6099"/>
      <style:text-properties style:font-name="DejaVu Sans Mono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DejaVu Sans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cm" svg:y1="0.5cm" svg:x2="13cm" svg:y2="28cm">
          <text:p/>
        </draw:line>
        <draw:line draw:style-name="gr1" draw:text-style-name="P1" draw:layer="layout" svg:x1="5cm" svg:y1="0.5cm" svg:x2="5cm" svg:y2="28cm">
          <text:p/>
        </draw:line>
        <draw:line draw:style-name="gr1" draw:text-style-name="P1" draw:layer="layout" svg:x1="9cm" svg:y1="0.5cm" svg:x2="9cm" svg:y2="28cm">
          <text:p/>
        </draw:line>
        <draw:polygon draw:style-name="gr2" draw:text-style-name="P2" draw:layer="layout" svg:width="2.634cm" svg:height="2.911cm" draw:transform="rotate (-0.982794901798007) translate (3.2307728344139cm 6.34615439010456cm)" svg:viewBox="0 0 2635 2912" draw:points="0,2080 901,2080 1248,2912 2635,832 2288,0 1387,0">
          <text:p/>
        </draw:polygon>
        <draw:custom-shape draw:style-name="gr3" draw:text-style-name="P4" draw:layer="layout" svg:width="3cm" svg:height="1.5cm" svg:x="1.5cm" svg:y="1.5cm">
          <text:p text:style-name="P3"><text:span text:style-name="T1">Parse RPC reques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3.5cm" svg:x="1.5cm" svg:y="3.5cm">
          <text:p text:style-name="P3"><text:span text:style-name="T1">Main 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3cm" svg:height="1cm" svg:x="1.75cm" svg:y="7.75cm">
          <text:p text:style-name="P5"><text:span text:style-name="T1">Write injector queu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cm" svg:height="1.5cm" svg:x="9.5cm" svg:y="25.5cm">
          <text:p text:style-name="P3"><text:span text:style-name="T1">Object destructo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05cm" svg:height="0.5cm" svg:x="1.45cm" svg:y="0.5cm">
          <text:p text:style-name="P3"><text:span text:style-name="T1">Factory 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3cm" svg:height="0.5cm" svg:x="5.5cm" svg:y="0.5cm">
          <text:p text:style-name="P3"><text:span text:style-name="T1">Render threa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cm" svg:height="1.45cm" svg:x="5.5cm" svg:y="7.55cm">
          <text:p text:style-name="P3"><text:span text:style-name="T1">Next r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2.634cm" svg:height="2.911cm" draw:transform="rotate (-0.982794901798007) translate (7.2307728344139cm 10.3461543901046cm)" svg:viewBox="0 0 2635 2912" draw:points="0,2080 901,2080 1248,2912 2635,832 2288,0 1387,0">
          <text:p/>
        </draw:polygon>
        <draw:custom-shape draw:style-name="gr5" draw:text-style-name="P6" draw:layer="layout" svg:width="2.3cm" svg:height="1cm" svg:x="5.85cm" svg:y="11.75cm">
          <text:p text:style-name="P5"><text:span text:style-name="T1">Read injector queue</text:span></text:p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2.634cm" svg:height="2.911cm" draw:transform="rotate (-0.982794901798007) translate (7.2307728344139cm 14.3461543901046cm)" svg:viewBox="0 0 2635 2912" draw:points="0,2080 901,2080 1248,2912 2635,832 2288,0 1387,0">
          <text:p/>
        </draw:polygon>
        <draw:custom-shape draw:style-name="gr10" draw:text-style-name="P10" draw:layer="layout" svg:width="2.4cm" svg:height="1cm" svg:x="5.9cm" svg:y="15.75cm">
          <text:p text:style-name="P3"><text:span text:style-name="T1">Write destructor queu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cm" svg:height="0.55cm" svg:x="9.5cm" svg:y="0.45cm">
          <text:p text:style-name="P3"><text:span text:style-name="T1">Destr. threa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cm" svg:height="1.45cm" svg:x="5.5cm" svg:y="19.5cm">
          <text:p text:style-name="P3"><text:span text:style-name="T1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3cm" svg:height="1.45cm" svg:x="9.5cm" svg:y="21.5cm">
          <text:p text:style-name="P3"><text:span text:style-name="T1">Thread wake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2.634cm" svg:height="2.911cm" draw:transform="rotate (-0.982794901798007) translate (11.2307728344139cm 22.3461543901046cm)" svg:viewBox="0 0 2635 2912" draw:points="0,2080 901,2080 1248,2912 2635,832 2288,0 1387,0">
          <text:p/>
        </draw:polygon>
        <draw:custom-shape draw:style-name="gr10" draw:text-style-name="P10" draw:layer="layout" svg:width="2.4cm" svg:height="1cm" svg:x="9.85cm" svg:y="23.75cm">
          <text:p text:style-name="P3"><text:span text:style-name="T1">Read destructor queue</text:span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8.75cm" svg:height="0.75cm" svg:x="4.8cm" svg:y="1.5cm">
          <draw:text-box>
            <text:p text:style-name="P11"><text:span text:style-name="T2">/core/api/rpcParser.h</text:span></text:p>
          </draw:text-box>
        </draw:frame>
        <draw:frame draw:style-name="gr13" draw:text-style-name="P12" draw:layer="layout" svg:width="8.75cm" svg:height="0.75cm" svg:x="4.8cm" svg:y="3.5cm">
          <draw:text-box>
            <text:p text:style-name="P11"><text:span text:style-name="T2">/core/factory/*.h</text:span></text:p>
          </draw:text-box>
        </draw:frame>
        <draw:custom-shape draw:style-name="gr14" draw:text-style-name="P4" draw:layer="layout" svg:width="2.8cm" svg:height="1.25cm" svg:x="1.6cm" svg:y="5.6cm">
          <text:p text:style-name="P3"><text:span text:style-name="T1">Sub 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14.5cm" svg:height="1.484cm" svg:x="4.8cm" svg:y="5.5cm">
          <draw:text-box>
            <text:p text:style-name="P11"><text:span text:style-name="T2">/Synth/SynthFactory.h + /Synth/Subreal/SubrealFactory.h</text:span></text:p>
            <text:p text:style-name="P11"><text:span text:style-name="T2">/Effect/EffectFactory.h</text:span></text:p>
            <text:p text:style-name="P11"><text:span text:style-name="T2">..</text:span></text:p>
          </draw:text-box>
        </draw:frame>
        <draw:frame draw:style-name="gr16" draw:text-style-name="P13" draw:layer="layout" svg:width="10.5cm" svg:height="1.484cm" svg:x="8.8cm" svg:y="7.5cm">
          <draw:text-box>
            <text:p text:style-name="P11"><text:span text:style-name="T2">/drivers/AudioManager::TheGreatCallback()</text:span></text:p>
            <text:p text:style-name="P11"><text:span text:style-name="T2">/core/player/PlayerEngine.cpp renderNextBlock()</text:span></text:p>
          </draw:text-box>
        </draw:frame>
        <draw:frame draw:style-name="gr16" draw:text-style-name="P13" draw:layer="layout" svg:width="10.5cm" svg:height="1.484cm" svg:x="8.8cm" svg:y="9.5cm">
          <draw:text-box>
            <text:p text:style-name="P11"><text:span text:style-name="T2">/core/player/ObjectManager.h</text:span></text:p>
            <text:p text:style-name="P11"><text:span text:style-name="T2">/core/constructor</text:span></text:p>
            <text:p text:style-name="P11"><text:span text:style-name="T2">/core/destructor</text:span></text:p>
          </draw:text-box>
        </draw:frame>
        <draw:frame draw:style-name="gr17" draw:text-style-name="P14" draw:layer="layout" svg:width="7cm" svg:height="0.984cm" svg:x="12.8cm" svg:y="21.616cm">
          <draw:text-box>
            <text:p text:style-name="P11"><text:span text:style-name="T2">/core/destructor/worker.h</text:span></text:p>
          </draw:text-box>
        </draw:frame>
        <draw:line draw:style-name="gr1" draw:text-style-name="P1" draw:layer="layout" svg:x1="1cm" svg:y1="0.5cm" svg:x2="1cm" svg:y2="28cm">
          <text:p/>
        </draw:line>
        <draw:custom-shape draw:style-name="gr18" draw:text-style-name="P9" draw:layer="layout" svg:width="3cm" svg:height="1.5cm" svg:x="5.5cm" svg:y="9.5cm">
          <text:p text:style-name="P3"><text:span text:style-name="T1">After render, if time left: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cm" svg:height="1.5cm" svg:x="5.5cm" svg:y="13.5cm">
          <text:p text:style-name="P3"><text:span text:style-name="T1">Old existing object?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cm" svg:height="1.5cm" svg:x="5.5cm" svg:y="17.5cm">
          <text:p text:style-name="P3"><text:span text:style-name="T1">On exit, wake up destructor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20:04:15.750455796</meta:creation-date>
    <meta:generator>LibreOffice/24.8.3.2$Linux_X86_64 LibreOffice_project/480$Build-2</meta:generator>
    <meta:editing-cycles>13</meta:editing-cycles>
    <meta:editing-duration>PT2H27M27S</meta:editing-duration>
    <dc:date>2025-01-04T11:59:23.455953003</dc:date>
    <meta:document-statistic meta:object-count="31"/>
  </office:meta>
</office:document-meta>
</file>